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200000194959B2B714F0EB8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4dd" officeooo:paragraph-rsid="000554dd"/>
    </style:style>
    <style:style style:name="P2" style:family="paragraph" style:parent-style-name="Standard">
      <style:text-properties fo:font-size="18pt" officeooo:rsid="000554dd" officeooo:paragraph-rsid="000554dd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sas</text:p>
      <text:p text:style-name="P2">asasas</text:p>
      <text:p text:style-name="P2"><draw:frame draw:style-name="fr1" draw:name="Image1" text:anchor-type="paragraph" svg:x="-0.0071in" svg:y="0.302in" svg:width="6.1866in" svg:height="4.2075in" draw:z-index="0"><draw:image xlink:href="Pictures/100002010000025200000194959B2B714F0EB8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8:54:26.510409230</meta:creation-date>
    <dc:date>2018-06-05T18:54:59.832046484</dc:date>
    <meta:editing-duration>PT38S</meta:editing-duration>
    <meta:editing-cycles>1</meta:editing-cycles>
    <meta:document-statistic meta:table-count="0" meta:image-count="1" meta:object-count="0" meta:page-count="1" meta:paragraph-count="2" meta:word-count="2" meta:character-count="11" meta:non-whitespace-character-count="11"/>
    <meta:generator>LibreOffice/6.0.3.2$Linux_X86_64 LibreOffice_project/00m0$Build-2</meta:generator>
  </office:meta>
</office:document-meta>
</file>